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097c1"/>
    </style:style>
    <style:style style:name="P2" style:family="paragraph" style:parent-style-name="Standard">
      <style:text-properties officeooo:rsid="000097c1" officeooo:paragraph-rsid="000097c1"/>
    </style:style>
    <style:style style:name="P3" style:family="paragraph" style:parent-style-name="Standard">
      <style:text-properties officeooo:rsid="0001d755" officeooo:paragraph-rsid="0001d755"/>
    </style:style>
    <style:style style:name="P4" style:family="paragraph" style:parent-style-name="Standard">
      <style:text-properties officeooo:paragraph-rsid="0001d755"/>
    </style:style>
    <style:style style:name="P5" style:family="paragraph" style:parent-style-name="Standard">
      <style:text-properties officeooo:rsid="00036615" officeooo:paragraph-rsid="00036615"/>
    </style:style>
    <style:style style:name="P6" style:family="paragraph" style:parent-style-name="Standard">
      <style:text-properties officeooo:rsid="00047a31" officeooo:paragraph-rsid="00047a31"/>
    </style:style>
    <style:style style:name="P7" style:family="paragraph" style:parent-style-name="Standard">
      <style:text-properties officeooo:rsid="00047a31" officeooo:paragraph-rsid="0005959e"/>
    </style:style>
    <style:style style:name="P8" style:family="paragraph" style:parent-style-name="Standard">
      <style:text-properties officeooo:paragraph-rsid="00064ed0"/>
    </style:style>
    <style:style style:name="P9" style:family="paragraph" style:parent-style-name="Standard">
      <style:text-properties officeooo:rsid="00064ed0" officeooo:paragraph-rsid="00064ed0"/>
    </style:style>
    <style:style style:name="P10" style:family="paragraph" style:parent-style-name="Standard">
      <style:text-properties officeooo:paragraph-rsid="0006d44f"/>
    </style:style>
    <style:style style:name="P11" style:family="paragraph" style:parent-style-name="Standard">
      <style:text-properties officeooo:rsid="00079847" officeooo:paragraph-rsid="00079847"/>
    </style:style>
    <style:style style:name="P12" style:family="paragraph" style:parent-style-name="Standard">
      <style:text-properties officeooo:rsid="0008fe03" officeooo:paragraph-rsid="0008fe03"/>
    </style:style>
    <style:style style:name="P13" style:family="paragraph" style:parent-style-name="Standard">
      <style:text-properties officeooo:rsid="00097a96" officeooo:paragraph-rsid="00097a96"/>
    </style:style>
    <style:style style:name="P14" style:family="paragraph" style:parent-style-name="Standard">
      <style:text-properties officeooo:rsid="0009861c" officeooo:paragraph-rsid="0009861c"/>
    </style:style>
    <style:style style:name="P15" style:family="paragraph" style:parent-style-name="Standard">
      <style:text-properties officeooo:rsid="000abe35" officeooo:paragraph-rsid="000abe35"/>
    </style:style>
    <style:style style:name="P16" style:family="paragraph" style:parent-style-name="Standard">
      <style:text-properties officeooo:rsid="000abe35" officeooo:paragraph-rsid="000b4739"/>
    </style:style>
    <style:style style:name="P17" style:family="paragraph" style:parent-style-name="Standard">
      <style:text-properties officeooo:rsid="000abe35" officeooo:paragraph-rsid="001022c1"/>
    </style:style>
    <style:style style:name="P18" style:family="paragraph" style:parent-style-name="Standard">
      <style:text-properties officeooo:rsid="000d2fd3" officeooo:paragraph-rsid="000d2fd3"/>
    </style:style>
    <style:style style:name="P19" style:family="paragraph" style:parent-style-name="Standard">
      <style:text-properties officeooo:rsid="001022c1" officeooo:paragraph-rsid="001022c1"/>
    </style:style>
    <style:style style:name="P20" style:family="paragraph" style:parent-style-name="Standard">
      <style:text-properties officeooo:rsid="0011f64d" officeooo:paragraph-rsid="0011f64d"/>
    </style:style>
    <style:style style:name="P21" style:family="paragraph" style:parent-style-name="Standard">
      <style:text-properties officeooo:paragraph-rsid="001474a6"/>
    </style:style>
    <style:style style:name="P22" style:family="paragraph" style:parent-style-name="Standard">
      <style:text-properties fo:font-size="20pt" fo:font-weight="bold" officeooo:paragraph-rsid="001474a6" style:font-size-asian="20pt" style:font-weight-asian="bold" style:font-size-complex="20pt" style:font-weight-complex="bold"/>
    </style:style>
    <style:style style:name="P23" style:family="paragraph" style:parent-style-name="Standard">
      <style:text-properties officeooo:rsid="000b4739" officeooo:paragraph-rsid="000b4739"/>
    </style:style>
    <style:style style:name="P24" style:family="paragraph" style:parent-style-name="Standard">
      <style:text-properties officeooo:rsid="0017d01a" officeooo:paragraph-rsid="0017d01a"/>
    </style:style>
    <style:style style:name="P25" style:family="paragraph" style:parent-style-name="Standard">
      <style:text-properties officeooo:rsid="0019b17a" officeooo:paragraph-rsid="0019b17a"/>
    </style:style>
    <style:style style:name="P26" style:family="paragraph" style:parent-style-name="Standard">
      <style:text-properties officeooo:rsid="0019c881" officeooo:paragraph-rsid="0019c881"/>
    </style:style>
    <style:style style:name="P27" style:family="paragraph" style:parent-style-name="Text_20_body">
      <style:text-properties officeooo:rsid="00154c50" officeooo:paragraph-rsid="00154c50"/>
    </style:style>
    <style:style style:name="P28" style:family="paragraph" style:parent-style-name="Text_20_body">
      <style:text-properties officeooo:rsid="001a536b" officeooo:paragraph-rsid="001a536b"/>
    </style:style>
    <style:style style:name="P29" style:family="paragraph" style:parent-style-name="Text_20_body">
      <style:text-properties officeooo:rsid="001b5b32" officeooo:paragraph-rsid="001b5b32"/>
    </style:style>
    <style:style style:name="P30" style:family="paragraph" style:parent-style-name="Text_20_body">
      <style:text-properties officeooo:rsid="001c9fa1" officeooo:paragraph-rsid="001c9fa1"/>
    </style:style>
    <style:style style:name="P31" style:family="paragraph" style:parent-style-name="Text_20_body">
      <style:text-properties officeooo:rsid="001d8310" officeooo:paragraph-rsid="001d8310"/>
    </style:style>
    <style:style style:name="P32" style:family="paragraph" style:parent-style-name="Text_20_body">
      <style:text-properties officeooo:rsid="001dda9f" officeooo:paragraph-rsid="001dda9f"/>
    </style:style>
    <style:style style:name="P33" style:family="paragraph" style:parent-style-name="Text_20_body">
      <style:text-properties officeooo:rsid="001e679e" officeooo:paragraph-rsid="001e679e"/>
    </style:style>
    <style:style style:name="P34" style:family="paragraph" style:parent-style-name="Standard">
      <style:text-properties officeooo:paragraph-rsid="00247c90"/>
    </style:style>
    <style:style style:name="P35" style:family="paragraph" style:parent-style-name="Text_20_body">
      <style:text-properties officeooo:rsid="001e679e" officeooo:paragraph-rsid="001e679e"/>
    </style:style>
    <style:style style:name="P36" style:family="paragraph" style:parent-style-name="Text_20_body">
      <style:text-properties officeooo:rsid="001f4c12" officeooo:paragraph-rsid="001f4c12"/>
    </style:style>
    <style:style style:name="P37" style:family="paragraph" style:parent-style-name="Text_20_body">
      <style:text-properties officeooo:rsid="001fe7f7" officeooo:paragraph-rsid="001fe7f7"/>
    </style:style>
    <style:style style:name="P38" style:family="paragraph" style:parent-style-name="Text_20_body">
      <style:text-properties officeooo:rsid="00154c50" officeooo:paragraph-rsid="00154c50"/>
    </style:style>
    <style:style style:name="P39" style:family="paragraph" style:parent-style-name="Text_20_body">
      <style:text-properties officeooo:rsid="002108ef" officeooo:paragraph-rsid="002108ef"/>
    </style:style>
    <style:style style:name="P40" style:family="paragraph" style:parent-style-name="Text_20_body">
      <style:text-properties officeooo:rsid="0022b212" officeooo:paragraph-rsid="0022b212"/>
    </style:style>
    <style:style style:name="P41" style:family="paragraph" style:parent-style-name="Text_20_body">
      <style:text-properties officeooo:rsid="002460e4" officeooo:paragraph-rsid="002460e4"/>
    </style:style>
    <style:style style:name="T1" style:family="text">
      <style:text-properties officeooo:rsid="000097c1"/>
    </style:style>
    <style:style style:name="T2" style:family="text">
      <style:text-properties officeooo:rsid="00047a31"/>
    </style:style>
    <style:style style:name="T3" style:family="text">
      <style:text-properties officeooo:rsid="00064ed0"/>
    </style:style>
    <style:style style:name="T4" style:family="text">
      <style:text-properties officeooo:rsid="0006d44f"/>
    </style:style>
    <style:style style:name="T5" style:family="text">
      <style:text-properties officeooo:rsid="0009861c"/>
    </style:style>
    <style:style style:name="T6" style:family="text">
      <style:text-properties officeooo:rsid="000b4739"/>
    </style:style>
    <style:style style:name="T7" style:family="text">
      <style:text-properties officeooo:rsid="000ce2aa"/>
    </style:style>
    <style:style style:name="T8" style:family="text">
      <style:text-properties officeooo:rsid="000d2fd3"/>
    </style:style>
    <style:style style:name="T9" style:family="text">
      <style:text-properties officeooo:rsid="000e7b25"/>
    </style:style>
    <style:style style:name="T10" style:family="text">
      <style:text-properties officeooo:rsid="001022c1"/>
    </style:style>
    <style:style style:name="T11" style:family="text">
      <style:text-properties officeooo:rsid="0012c098"/>
    </style:style>
    <style:style style:name="T12" style:family="text">
      <style:text-properties officeooo:rsid="00154c50"/>
    </style:style>
    <style:style style:name="T13" style:family="text">
      <style:text-properties fo:font-size="20pt" fo:font-weight="bold" style:font-size-asian="20pt" style:font-weight-asian="bold" style:font-size-complex="20pt" style:font-weight-complex="bold"/>
    </style:style>
    <style:style style:name="T14" style:family="text">
      <style:text-properties officeooo:rsid="001b5b32"/>
    </style:style>
    <style:style style:name="T15" style:family="text">
      <style:text-properties officeooo:rsid="001b99f9"/>
    </style:style>
    <style:style style:name="T16" style:family="text">
      <style:text-properties officeooo:rsid="001d8310"/>
    </style:style>
    <style:style style:name="T17" style:family="text">
      <style:text-properties officeooo:rsid="001dda9f"/>
    </style:style>
    <style:style style:name="T18" style:family="text">
      <style:text-properties officeooo:rsid="0020e8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bjetivo general:</text:p>
      <text:p text:style-name="Standard"/>
      <text:p text:style-name="Standard">reflexionar acerca de </text:p>
      <text:p text:style-name="Standard">que es <text:s/>la vida</text:p>
      <text:p text:style-name="Standard"/>
      <text:p text:style-name="Standard"/>
      <text:p text:style-name="Standard"/>
      <text:p text:style-name="Standard">laboratorio objetivos:</text:p>
      <text:p text:style-name="Standard"/>
      <text:p text:style-name="Standard">- mostrar a la vida como un unico individuo</text:p>
      <text:p text:style-name="Standard">- describir a la vida como un sistema de calculo</text:p>
      <text:p text:style-name="Standard">- describir los elementos que forman el sistema de calculo (ADN, reproduccion, individuos y ciclo de vida)</text:p>
      <text:p text:style-name="Standard">- explicar el experimento que realizaremos en los proximos capitulos</text:p>
      <text:p text:style-name="Standard"/>
      <text:p text:style-name="Standard"/>
      <text:p text:style-name="Horizontal_20_Line"/>
      <text:p text:style-name="Standard"/>
      <text:p text:style-name="P22">la vida como un unico individuo</text:p>
      <text:p text:style-name="Standard"/>
      <text:p text:style-name="Horizontal_20_Line"/>
      <text:p text:style-name="Standard"/>
      <text:p text:style-name="Standard">el objetivo de este capitulo es iniciar la descripcion del modelo </text:p>
      <text:p text:style-name="Standard">con una descripcion general de la vida.</text:p>
      <text:p text:style-name="Standard">la vida a grandes rasgos, en una vision de alto nivel.</text:p>
      <text:p text:style-name="Standard">sin detalles, dejaremos lo detalles para los siguientes capitulos.</text:p>
      <text:p text:style-name="Standard"/>
      <text:p text:style-name="Standard">Pero aqui comenzaremos a darle forma.</text:p>
      <text:p text:style-name="Standard"/>
      <text:p text:style-name="Standard">1- el delicado equilibrio de la vida</text:p>
      <text:p text:style-name="Standard"/>
      <text:p text:style-name="Standard">una teoria que propone que la vida tiene un delicado equilibrio.</text:p>
      <text:p text:style-name="Standard">en donde cada especie cumple una function para mantener en marcha el ecosistema.</text:p>
      <text:p text:style-name="Standard">de vital importancia para mantener con vida a todas las criaturas.</text:p>
      <text:p text:style-name="Standard">y casi sugiere que si accidentalmente alguien pisa un extrano insecto, posiblemente el ultimo de su especie, entonces una serie de acontecimientos se precipitarian en cadena, y el completo sistema ecologico se derrumbaria como un castillo de naipes, un efecto domino que acabaria con la vida en la tierra.</text:p>
      <text:p text:style-name="Standard"/>
      <text:p text:style-name="Standard">en realidad, los hechos sugieren algo diferente.</text:p>
      <text:p text:style-name="Standard">las especies que se extinguen no extinguen a la vida por completo.</text:p>
      <text:p text:style-name="Standard">la vida es un poco mas robusta que eso.</text:p>
      <text:p text:style-name="Standard"/>
      <text:p text:style-name="Standard">hay quienes dicen que el evento que extinguio a los dinosaurios acabo con el 75 por ciento de las especies de la tierra.</text:p>
      <text:p text:style-name="Standard">eso es una gran parte de la vida.</text:p>
      <text:p text:style-name="Standard">y sin embargo, hoy, 60 millones de anos despues, estamos aqui.</text:p>
      <text:p text:style-name="Standard"><text:soft-page-break/>la vida continua.</text:p>
      <text:p text:style-name="Standard"/>
      <text:p text:style-name="Standard">es posible destruir a la vida en la tierra?</text:p>
      <text:p text:style-name="Standard">imagino que no es imposible.</text:p>
      <text:p text:style-name="Standard">pero de algo estoy seguro, y es que facil no es.</text:p>
      <text:p text:style-name="Standard"/>
      <text:p text:style-name="Standard"/>
      <text:p text:style-name="Standard">2- la vida es un accidente irrepetible</text:p>
      <text:p text:style-name="Standard"/>
      <text:p text:style-name="Standard">una teoria bastante difundida es que la vida podria haber sido un accidente.</text:p>
      <text:p text:style-name="Standard">una combinacion del azar improbable e irrepetible.</text:p>
      <text:p text:style-name="Standard"/>
      <text:p text:style-name="P20">y que si la vida sobre la tierra es destruida, eso podria ser el fin de la vida para siempre.</text:p>
      <text:p text:style-name="P20">lo sentimos intuitivamente como a nuestra propia vida, efimera.</text:p>
      <text:p text:style-name="P20">como una oportunidad de un valor incalculable que se nos escapa de las manos, inevitablemente.</text:p>
      <text:p text:style-name="P20"/>
      <text:p text:style-name="P20"/>
      <text:p text:style-name="Standard">pero, que es un accidente?</text:p>
      <text:p text:style-name="Standard">una explosion es un accidente?</text:p>
      <text:p text:style-name="Standard">no.</text:p>
      <text:p text:style-name="Standard">la explosion de un gas combustible sometido a alta presion en presencia de una chispa es una reaccion natural, no un accidente.</text:p>
      <text:p text:style-name="Standard">puede llamarse accidente cuando ocurre inesperadamente.</text:p>
      <text:p text:style-name="Standard">pero en si mismo es natural.</text:p>
      <text:p text:style-name="Standard">ocurrira siempre bajo las mismas condiciones.</text:p>
      <text:p text:style-name="P18">en el interior del motor de un coche ocurriran a un ritmo medio de 8000 explosiones por minuto.</text:p>
      <text:p text:style-name="P18"/>
      <text:p text:style-name="P18">la formacion de una estrella es un accidente?</text:p>
      <text:p text:style-name="P18">no. no lo es. basta observar el cielo por la noche para ver como es un fenomeno que se producira una y otra vez, es natural.</text:p>
      <text:p text:style-name="P18">los fenomenos naturales <text:span text:style-name="T11">se producen </text:span>por la leyes que gobiernan el comportamiento de la materia, la fisica.</text:p>
      <text:p text:style-name="Standard"/>
      <text:p text:style-name="Standard">la creacion del carbono no es accidental, es natural.</text:p>
      <text:p text:style-name="Standard">la formacion de moleculas tan complejas como las necesarias para forma vida puede llamarse accidental ?</text:p>
      <text:p text:style-name="Standard">no.</text:p>
      <text:p text:style-name="Standard">en un universo de infinitas posiblidades, en donde todo lo posible sucede una y otra vez, solo es cuetion de tiempo hasta que la materia se combine en la forma apropiada.</text:p>
      <text:p text:style-name="Standard">no.</text:p>
      <text:p text:style-name="Standard">no se trata de un accidente.</text:p>
      <text:p text:style-name="Standard">se trata de una reaccion natural que sucedera siempre que se reunan las condiciones necesarias.</text:p>
      <text:p text:style-name="Standard"/>
      <text:p text:style-name="Standard"/>
      <text:p text:style-name="P8">8- vida, inevitable</text:p>
      <text:p text:style-name="P8"/>
      <text:p text:style-name="P9">y siendo la vida una reaccion natural, en un universo en donde todo lo posible sucede, la vida no solo es posible, sino ademas inevitable<text:span text:style-name="T8">.</text:span></text:p>
      <text:p text:style-name="P8"/>
      <text:p text:style-name="Standard"><text:soft-page-break/></text:p>
      <text:p text:style-name="Standard">3- la tierra, un lugar unico en el universo.</text:p>
      <text:p text:style-name="Standard"/>
      <text:p text:style-name="Standard">nos gusta pensar que la tierra es unica.</text:p>
      <text:p text:style-name="Standard">y que podria no existir otro lugar en el universo parecido, o que reuna las condiciones necesarias para la vida.</text:p>
      <text:p text:style-name="Standard">la tierra es un lugar privilegiado, <text:span text:style-name="T3">nos gusta verlo asi </text:span>porque es nuestro hogar, nosotros vivimos aqui.</text:p>
      <text:p text:style-name="Standard">sin embargo,</text:p>
      <text:p text:style-name="Standard">solo en la via lactea, nuestra galaxia, existen mas de 100 mil millones de estrellas.</text:p>
      <text:p text:style-name="Standard">es posible que entre todos esos sistemas solares<text:span text:style-name="T4">, +100 000 000 000,</text:span> no exista otro planeta semejante a la tierra?</text:p>
      <text:p text:style-name="Standard">resulta dificil de creer.</text:p>
      <text:p text:style-name="Standard">pero ademas, el numero de galaxias que existen en el universo podria ser infinito.</text:p>
      <text:p text:style-name="Standard">cuantos planetas como la tierra podria haber<text:span text:style-name="T4"> en esas inifinitas galaxias</text:span>?</text:p>
      <text:p text:style-name="P10">es dificil de decir. </text:p>
      <text:p text:style-name="P10">la probabilidad sin embargo sugiere que el numero de planetas con caracteristicas similares a la tierra tiende a infinito.</text:p>
      <text:p text:style-name="Standard">eso es lo mas probable.</text:p>
      <text:p text:style-name="Standard"/>
      <text:p text:style-name="Standard">podemos afirmar que no existen otros planetas como la tierra?</text:p>
      <text:p text:style-name="Standard">en realidad, el sentido comun nos dice que no, que eso es simplemente imposible.</text:p>
      <text:p text:style-name="Standard">o dicho de otro modo,</text:p>
      <text:p text:style-name="Standard"><text:s/>la probabilidad de que exista solo un planeta con estas caracteristicas en todo el universo, tiende a cero.</text:p>
      <text:p text:style-name="Standard"/>
      <text:p text:style-name="Standard"/>
      <text:p text:style-name="P1"><text:span text:style-name="T1">4</text:span>- vida, en todo el universo</text:p>
      <text:p text:style-name="P1"/>
      <text:p text:style-name="P2">si solo en nuestra galaxia existen mas de 100 mil millones de estrellas, cuantos planetas como la tierra podria haber en la via lactea?</text:p>
      <text:p text:style-name="P3">posiblemente muchos.</text:p>
      <text:p text:style-name="P3">y si estos muchos posibles, los multiplicamos por las infinitas galaxias que existen en el universo,</text:p>
      <text:p text:style-name="P3">entonces cuantos planetas similares a la tierra podria haber?</text:p>
      <text:p text:style-name="P3">podria haber infinitos.</text:p>
      <text:p text:style-name="P3">repartidos por todo el universo.</text:p>
      <text:p text:style-name="P3"/>
      <text:p text:style-name="P3">y si como hemos comentado, la vida es una reaccion natural, que sucedera siempre que se den las condiciones necesarias,</text:p>
      <text:p text:style-name="P3">entonces, en todos esos planetas similares a la tierra podria aparecer la vida.</text:p>
      <text:p text:style-name="P3">lo realmente raro, lo improbable, es que no sucediera asi.</text:p>
      <text:p text:style-name="P3"/>
      <text:p text:style-name="P3">de modo que,</text:p>
      <text:p text:style-name="P3">razonando desde el sentido comun, teniendo en cuenta las caracteristicas de la materia y las leyes de la fisica,</text:p>
      <text:p text:style-name="P3">debemos esperar que la vida este presente aqui y alli, por todas partes a lo largo y ancho del universo infinito.</text:p>
      <text:p text:style-name="P3"/>
      <text:p text:style-name="P4"/>
      <text:p text:style-name="Standard"/>
      <text:p text:style-name="Standard"><text:soft-page-break/>4- vida, un organismmo viviente</text:p>
      <text:p text:style-name="Standard"/>
      <text:p text:style-name="P5">en todos los organismos vivientes que hemos observado, independientemente de la gran diversidad de formas que esto pueden tener, existe una caracteristica estructural comun.</text:p>
      <text:p text:style-name="P5">todos ellos estan compuestos por unidades individuales que llamamos celulas.</text:p>
      <text:p text:style-name="P5"/>
      <text:p text:style-name="P5">las celulas forman tejidos, organos, individuos.</text:p>
      <text:p text:style-name="P5"><text:span text:style-name="T9">existen celulas de diferentes complejidades, desde las mas simples hasta las mas complejas, </text:span>y existen celulas de diferentes tipos, especializadas para cumplir funciones concretas, como las musculares, nerviosas, grasas, etc.</text:p>
      <text:p text:style-name="P5"/>
      <text:p text:style-name="P5">esta arquitectura celular se repite a todos los niveles.</text:p>
      <text:p text:style-name="P5">Del mismo modo, los individuos, de las diferentes especies, pueden considerarse celulas de un tejido mayor.</text:p>
      <text:p text:style-name="P5">La vida.</text:p>
      <text:p text:style-name="P5">La vida esta formada por todos los individuos de todas las especies, en donde los individuos cumplen la funcion de <text:span text:style-name="T9">los bloques de construccion, componenetes, </text:span>celulas<text:span text:style-name="T2">.</text:span></text:p>
      <text:p text:style-name="P6"/>
      <text:p text:style-name="P6">La vida es en realidad un unico organismo viviente, una criatura de enormes dimensiones, compuesta por todos los individuos de todas las especies a lo largo del tiempo.</text:p>
      <text:p text:style-name="P6"/>
      <text:p text:style-name="P7">Esta idea puede resultar extrana por ahora, pero lo veremos con mas claridad despues del experimento que realizaremos en el ultimo capitulo de este acto, el capitulo 13.</text:p>
      <text:p text:style-name="Standard"/>
      <text:p text:style-name="Standard"/>
      <text:p text:style-name="Standard"/>
      <text:p text:style-name="Standard">7- vida inmortal</text:p>
      <text:p text:style-name="Standard"/>
      <text:p text:style-name="P11">la vida como hemos comentado es extraordinariamente robusta, resistente.</text:p>
      <text:p text:style-name="P11">En parte por una caracteristica inerente en su estructura, algo que llamaremos <text:span text:style-name="T10">'</text:span>redundancia<text:span text:style-name="T10">'</text:span> y que comentaremos con mas detalles en los proximos capitulos.</text:p>
      <text:p text:style-name="P12">Pero este no es el unico motivo de su extrema solidez.</text:p>
      <text:p text:style-name="P12"/>
      <text:p text:style-name="P12">como hemos dicho antes la vida es una reaccion natural que sucedera siempre que se den las condiciones necesarias, y ademas podrian existir muchos planetas en el universo en donde estas condiciones se cumplan.</text:p>
      <text:p text:style-name="P12"/>
      <text:p text:style-name="P12">con un escenario como este, si la tierra es destruida, si las condiciones cambian y la vida se hace imposible sobre la tierra, y la vida sobre la tierra desaparece,</text:p>
      <text:p text:style-name="P12">esto habra acabado con la vida<text:span text:style-name="T5"> para siempre</text:span>?</text:p>
      <text:p text:style-name="P12"/>
      <text:p text:style-name="P14">Es posible matarla?. Puede la vida morir?</text:p>
      <text:p text:style-name="P12"/>
      <text:p text:style-name="P13">la probabilidad dice que no.</text:p>
      <text:p text:style-name="P13">la vida se extiend<text:span text:style-name="T5">e</text:span> por todo el universo.</text:p>
      <text:p text:style-name="P13">y del mismo modo que acabar con los dinosaurios solo destruye una rama del arbol, la vida sobre la tierra representa solo una pequena parte de ella.</text:p>
      <text:p text:style-name="P13"/>
      <text:p text:style-name="P13">Asi las cosas, la vida podria ser virtualmente inmortal.</text:p>
      <text:p text:style-name="P13"><text:soft-page-break/>Nada puede detenerla.</text:p>
      <text:p text:style-name="P13"><text:span text:style-name="T10">Y m</text:span>ientras el universo exista, la vida existira.</text:p>
      <text:p text:style-name="P12"/>
      <text:p text:style-name="Standard"/>
      <text:p text:style-name="P8">6- vida, una inteligencia</text:p>
      <text:p text:style-name="Standard"/>
      <text:p text:style-name="Standard"/>
      <text:p text:style-name="P15">Desde nuestra perspectiva, como personas, clasificamos a los seres vivientes que vemos por su actividad.</text:p>
      <text:p text:style-name="P15">La actividad es importante para nosotros.</text:p>
      <text:p text:style-name="P15">Y asi, los peces nadan<text:span text:style-name="T6">, son nadadores</text:span>, los pajaros vuelan<text:span text:style-name="T6">, son voladores</text:span>, y las hormigas cavan tuneles y transportan alimentos hacia sus nidos<text:span text:style-name="T6">, son trabajadoras</text:span>.</text:p>
      <text:p text:style-name="P15"/>
      <text:p text:style-name="P15">Es nuestra forma de ver las cosas.</text:p>
      <text:p text:style-name="P15">Y si la vida es una criatura viviente, que hace? hace algo?</text:p>
      <text:p text:style-name="P15"/>
      <text:p text:style-name="P19">La respuesta es si, lo hace.</text:p>
      <text:p text:style-name="P15">La vida realiza una serie de actividades, todas ellas relacionadas con el pensamiento.</text:p>
      <text:p text:style-name="P17">La vida explora, analiza, valora, infiere,<text:span text:style-name="T6"> </text:span>recuerda, <text:s/><text:span text:style-name="T6">produce, procesa, planifica, </text:span><text:span text:style-name="T7">disena, </text:span><text:span text:style-name="T6">crea, modifica, <text:s/>prueba, elige, descarta</text:span><text:span text:style-name="T10">,</text:span><text:span text:style-name="T12"> decide,</text:span><text:span text:style-name="T10"> experimenta, intenta, concibe</text:span>,<text:span text:style-name="T6"> </text:span>aprende<text:span text:style-name="T10">.</text:span></text:p>
      <text:p text:style-name="P16"/>
      <text:p text:style-name="P23">La vida es una inteligencia.</text:p>
      <text:p text:style-name="P23"/>
      <text:p text:style-name="Horizontal_20_Line"/>
      <text:p text:style-name="P23"/>
      <text:p text:style-name="P24">Resumen.</text:p>
      <text:p text:style-name="P24"/>
      <text:p text:style-name="P26">El objetivo de este capitulo es dar una descripcion general de la vida.</text:p>
      <text:p text:style-name="P26">En los siguientes capitulos probaremos las siguientes afirmaciones:</text:p>
      <text:p text:style-name="P26"/>
      <text:p text:style-name="P24">La vida es un organismo viviente.</text:p>
      <text:p text:style-name="P24">Una unica criatura que se extiende por todo el universo.</text:p>
      <text:p text:style-name="P24">Perteneciente a una especie en donde solo puede existir un unico individuo.</text:p>
      <text:p text:style-name="P24">Esta criatura es inmortal y posee la mas poderosa de todas las inteligencia posibles.</text:p>
      <text:p text:style-name="P24"/>
      <text:p text:style-name="P25">No es simplemente una inteligencia, sino la inteligencia.</text:p>
      <text:p text:style-name="P25">La unica inteligencia.</text:p>
      <text:p text:style-name="P25">Toda la inteligencia.</text:p>
      <text:p text:style-name="P25"/>
      <text:p text:style-name="P25">Ya que toda otra inteligencia forma parte de ella.</text:p>
      <text:p text:style-name="P23"/>
      <text:p text:style-name="P23"/>
      <text:p text:style-name="Horizontal_20_Line"/>
      <text:p text:style-name="Text_20_body"/>
      <text:p text:style-name="P21"><text:s/><text:span text:style-name="T13">la vida como un sistema de calculo</text:span></text:p>
      <text:p text:style-name="P21"/>
      <text:p text:style-name="P21"><text:soft-page-break/></text:p>
      <text:p text:style-name="Horizontal_20_Line"/>
      <text:p text:style-name="Text_20_body"/>
      <text:p text:style-name="P27"><text:span text:style-name="T15">1-</text:span> ejemplos de inteligencia</text:p>
      <text:p text:style-name="P27"/>
      <text:p text:style-name="P28">posiblemente nadie se sorprenda cuando digo que la vida es una inteligencia.</text:p>
      <text:p text:style-name="P28">su inteligencia se percibe de forma intuitiva<text:span text:style-name="T15"> y </text:span>esta en todas partes.</text:p>
      <text:p text:style-name="P28">en el diseno de las criaturas vivientes, en su comportamiento, y en cada detalle.</text:p>
      <text:p text:style-name="P28">la vida derrocha inteligencia.</text:p>
      <text:p text:style-name="P28">los arboles crecen en vertical, con el tallo hacia el cielo y las raices hacia el centro de la tierra.</text:p>
      <text:p text:style-name="P28">lo damos por hecho que asi sucedera y no nos detenemos a pensar en eso.</text:p>
      <text:p text:style-name="P28">pero, es cuando intentamos reproducirlo, que vemos la dificultad.</text:p>
      <text:p text:style-name="P28">cuando creamos una maquina que esperamos que haga eso mismo, es entonces cuando se ve claramente que no sucede por si solo.<text:span text:style-name="T14"> </text:span></text:p>
      <text:p text:style-name="P29">la inteligencia es necesaria. El arbol sabe adonde esta arriba y adonde esta abajo, lo siente, y con esa informacion decide y actua.</text:p>
      <text:p text:style-name="P29">Las plantas muestran un comportamiento inteligente.</text:p>
      <text:p text:style-name="P29">Y no tienen un cerebro.</text:p>
      <text:p text:style-name="P29">La inteligencia esta en todas partes de la vida.</text:p>
      <text:p text:style-name="Horizontal_20_Line"/>
      <text:p text:style-name="Text_20_body"/>
      <text:p text:style-name="P27"><text:span text:style-name="T18">2</text:span>- <text:s/>funcion <text:span text:style-name="T18">e</text:span> implementacion</text:p>
      <text:p text:style-name="P27"/>
      <text:p text:style-name="P30">otro ejemplo de inteligencia podemos verlo en las plantas que orientan sus ramas hacia la luz.</text:p>
      <text:p text:style-name="P30">algo que llamamos fototropismo.</text:p>
      <text:p text:style-name="P30">la planta tiene receptores quimicos que detectan la fuente de luz, utilizando la informacion de estos receptores se acumula hormona de crecimiento en la parte de la planta que recibe menos luz, esto hace que la planta crezca dando un giro, hasta orientarse correctamente.</text:p>
      <text:p text:style-name="P30">comento este ejemplo porque <text:span text:style-name="T16">existe una trampa aqui para nuestra capacidad de razonamiento.</text:span></text:p>
      <text:p text:style-name="P31">la explicacion quimica nos hace pensar que no hay inteligencia aqui, que es simplemente una reaccion quimica.</text:p>
      <text:p text:style-name="P31">para no caer en esta trampo debemos discernir entre la funcion logica y su implementacion.</text:p>
      <text:p text:style-name="P31"><text:soft-page-break/>la funcion logica es, orientar las ramas hacia la luz, este es el objetivo.</text:p>
      <text:p text:style-name="P31">la quimica involucrada en el proceso es su implementacion, la forma en que <text:span text:style-name="T17">se consigue</text:span> el objetivo.</text:p>
      <text:p text:style-name="P31">La funcion, es inteligente.</text:p>
      <text:p text:style-name="P31">La planta muestra un comportamiento inteligente, independientemente de la forma en que se ha implementado<text:span text:style-name="T17"> esta funcion</text:span>.</text:p>
      <text:p text:style-name="P31">la quimica involucrada en el proceso, no es casual.</text:p>
      <text:p text:style-name="P32">no existen elementos sobrantes en el proceso, y entre aquellos elementos que forman parte activa en el sistema su proporcion esta equilibrada con exactitud, la cantidad de agentes quimicos que intervienen es precisa, no sobra, no falta.</text:p>
      <text:p text:style-name="P32">y continuan ajustandose generacion tras generacion.</text:p>
      <text:p text:style-name="P32">no hay nada esto dejado al azar.</text:p>
      <text:p text:style-name="Horizontal_20_Line"/>
      <text:p text:style-name="P33"><text:span text:style-name="T18">3</text:span>- inteligencia y conciencia</text:p>
      <text:p text:style-name="P33"/>
      <text:p text:style-name="P33">existe una corriente de pensamiento que relaciona inteligencia con conciencia.</text:p>
      <text:p text:style-name="P33">inteligencia con cerebro, e incluso no todos los cerebros son considerados inteligentes</text:p>
      <text:p text:style-name="P33">esto es un error.</text:p>
      <text:p text:style-name="P33">inteligencia y conciencia son cosas diferentes, y la inteligencia no es una propiedad exclusiva de los cerebros.</text:p>
      <text:p text:style-name="P33">Inteligencia es la capacidad de encontrar la solucion a un problema logico.</text:p>
      <text:p text:style-name="P36">Inteligencia tambien es la capacidad de aprender.</text:p>
      <text:p text:style-name="P36">Inteligencia es tambien la capacidad de aplicar el conocimiento.</text:p>
      <text:p text:style-name="P36">Inteligencia es tambien la capacidad de adaptarse.</text:p>
      <text:p text:style-name="P37">Existen otras definiciones para la inteligencia, con diferentes grados de complejidad.</text:p>
      <text:p text:style-name="P37">sin embargo, cualquier sistema que exiba minimamente alguna cualquiera de las capacidades listadas debe considerarse inteligente.</text:p>
      <text:p text:style-name="P37">Es un error creer que inteligente es el comportamiento del hombre, y solo eso. (una vez mas, vision Antropocentrica)</text:p>
      <text:p text:style-name="P36"/>
      <text:p text:style-name="P33"/>
      <text:p text:style-name="P27"><text:span text:style-name="T18">4</text:span>- posibilidad de simularlo</text:p>
      <text:p text:style-name="P27"/>
      <text:p text:style-name="P27"><text:soft-page-break/></text:p>
      <text:p text:style-name="P39">como he comentado, la inteligencia necesaria para hacer que un arbol crezca en vertical, con el tallo creciendo hacia el cielo y las raices creciendo hacia el centro de la tierra, puede pasar desapercibida.</text:p>
      <text:p text:style-name="P39">Y lo mismo ocurre con el segundo ejemplo, las plantas orientando sus ramas hacia la luz.</text:p>
      <text:p text:style-name="P39">Puede parecer trivial, hasta que intentamos construir una maquina que haga eso.</text:p>
      <text:p text:style-name="P39">Es entonces cuando comprendemos la complejidad, y hasta que punto la inteligencia es necesaria en el proceso.</text:p>
      <text:p text:style-name="P39"/>
      <text:p text:style-name="P39">Intentar reproducirlo nosotros mismos es la mejor forma de entender el modelo.</text:p>
      <text:p text:style-name="P39">Y eso haremos.</text:p>
      <text:p text:style-name="P39"/>
      <text:p text:style-name="P39">En este capitulo hablamos de la vida y en lineas generales hemos dicho que la vida es un organismo viviente, una criatura gigantesca que exhibe una inteligencia extraordinaria, la mas potente de todas las inteligencias posibles.</text:p>
      <text:p text:style-name="P39">Y que esa inteligencia, esta presente en cada parte, en cada detalle de la vida. </text:p>
      <text:p text:style-name="P40">Dicho asi, como una teoria, puede que no se entienda.</text:p>
      <text:p text:style-name="P40">Para verlo con claridad vamos a crear un modelo funcional que nos muestre a la vida en accion.</text:p>
      <text:p text:style-name="P41">hemos comentado la diferencia entre funcion e implementacion.</text:p>
      <text:p text:style-name="P41">Construir organismos vivientes de la misma forma en que la vida lo hace esta fuera de nuestro alcance.</text:p>
      <text:p text:style-name="P41">No somos tan inteligentes.</text:p>
      <text:p text:style-name="P41">Pero podemos reproducir su funcion implementandola de otra forma.</text:p>
      <text:p text:style-name="P41">Con un poco de matematicas y abstracciones logicas podremos recrear sus funciones logicas mas elementales en un modelo de gran simplicidad capaz de resolver problemas logicos, explorar soluciones y aprender.</text:p>
      <text:p text:style-name="P41">Eso sera en los proximos capitulos.</text:p>
      <text:p text:style-name="P39"/>
      <text:p text:style-name="Horizontal_20_Line"/>
      <text:p text:style-name="Text_20_body"/>
      <text:p text:style-name="P34">los elementos que forman el sistema</text:p>
      <text:p text:style-name="P39"/>
      <text:p text:style-name="Horizontal_20_Line"/>
      <text:p text:style-name="Text_20_body"/>
      <text:p text:style-name="Text_20_body"><text:soft-page-break/></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15T14:02:57.547000000</meta:creation-date>
    <dc:date>2025-07-16T19:17:26.543000000</dc:date>
    <meta:editing-duration>PT3H48M49S</meta:editing-duration>
    <meta:editing-cycles>28</meta:editing-cycles>
    <meta:generator>LibreOffice/7.3.5.2$Windows_X86_64 LibreOffice_project/184fe81b8c8c30d8b5082578aee2fed2ea847c01</meta:generator>
    <meta:document-statistic meta:table-count="0" meta:image-count="0" meta:object-count="0" meta:page-count="9" meta:paragraph-count="190" meta:word-count="2282" meta:character-count="13846" meta:non-whitespace-character-count="11743"/>
  </office:meta>
</office:document-meta>
</file>